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fo:font-size="12pt" style:font-size-asian="12pt" style:font-size-complex="12pt"/>
    </style:style>
    <style:style style:name="T1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Opponent is requesting a new game&gt;</text:p>
      <text:p text:style-name="P2">Nico shuffles library</text:p>
      <text:p text:style-name="P1">&lt;Nico&gt; I am ready.</text:p>
      <text:p text:style-name="P2">Nico draws 0 cards</text:p>
      <text:p text:style-name="P2">Nico shuffles library</text:p>
      <text:p text:style-name="P1">&lt;Nico&gt; I am ready.</text:p>
      <text:p text:style-name="P2">Nico draws 0 cards</text:p>
      <text:p text:style-name="P1">&lt;Nico&gt; hi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Wox2 [CZ]'s Security Code: 08C14F7C [Type 1.5]</text:p>
      <text:p text:style-name="P2">Nico's Security Code: 7A365AB4 [Type 1.5]</text:p>
      <text:p text:style-name="P2">It is now turn 1 (Wox2 [CZ])</text:p>
      <text:p text:style-name="P2">It is now the Beginning Phase, Untap Step</text:p>
      <text:p text:style-name="P1">&lt;Wox2 [CZ]&gt; hi</text:p>
      <text:p text:style-name="P2">Wox2 [CZ] shuffles library</text:p>
      <text:p text:style-name="P1">&lt;Nico&gt; hi</text:p>
      <text:p text:style-name="P2">Wox2 [CZ] shuffles library</text:p>
      <text:p text:style-name="P2">Nico rolled a 11, using a 20 sided die</text:p>
      <text:p text:style-name="P2">Nico shuffles library</text:p>
      <text:p text:style-name="P2">Wox2 [CZ] rolled a 18, using a 20 sided die</text:p>
      <text:p text:style-name="P2">Wox2 [CZ] shuffles library</text:p>
      <text:p text:style-name="P2">Nico shuffles library</text:p>
      <text:p text:style-name="P1">&lt;Wox2 [CZ]&gt; p</text:p>
      <text:p text:style-name="P2">Nico shuffles library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1">&lt;Nico&gt; Ok</text:p>
      <text:p text:style-name="P2">Wox2 [CZ] draws a card</text:p>
      <text:p text:style-name="P2">Wox2 [CZ] draws a card</text:p>
      <text:p text:style-name="P2">Wox2 [CZ] draws a card</text:p>
      <text:p text:style-name="P2">Nico shuffles library</text:p>
      <text:p text:style-name="P2">Wox2 [CZ] draws a card</text:p>
      <text:p text:style-name="P2">Nico draws a card</text:p>
      <text:p text:style-name="P2">Wox2 [CZ] draws a card</text:p>
      <text:p text:style-name="P2">Nico draws a card</text:p>
      <text:p text:style-name="P2">Wox2 [CZ] draws a card</text:p>
      <text:p text:style-name="P2">Nico draws a card</text:p>
      <text:p text:style-name="P2">Nico draws a card</text:p>
      <text:p text:style-name="P2">Nico draws a card</text:p>
      <text:p text:style-name="P2">Wox2 [CZ] draws a card</text:p>
      <text:p text:style-name="P2">Nico draws a card</text:p>
      <text:p text:style-name="P2">Nico draws a card</text:p>
      <text:p text:style-name="P1">&lt;Nico&gt; kp</text:p>
      <text:p text:style-name="P1">&lt;Wox2 [CZ]&gt; kp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2 (Nico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Island from Hand</text:p>
      <text:p text:style-name="P1">&lt;Nico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Underground Sea</text:p>
      <text:p text:style-name="P2">Wox2 [CZ] plays Brainstorm from Hand</text:p>
      <text:p text:style-name="P1">&lt;Nico&gt; Ok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2">Wox2 [CZ] puts a card on top of Library from Hand</text:p>
      <text:p text:style-name="P2">Wox2 [CZ] puts a card on top of Library from Hand</text:p>
      <text:p text:style-name="P2">Wox2 [CZ] puts Brainstorm to Graveyard from Play</text:p>
      <text:p text:style-name="P2">Wox2 [CZ] plays Chrome Mox from Hand</text:p>
      <text:p text:style-name="P1">&lt;Wox2 [CZ]&gt; Ok?</text:p>
      <text:p text:style-name="P1">&lt;Nico&gt; Ok</text:p>
      <text:p text:style-name="P2">Wox2 [CZ] plays Mana Drain from Hand</text:p>
      <text:p text:style-name="P2">Wox2 [CZ] puts Mana Drain to RFG from Play</text:p>
      <text:p text:style-name="P2">Chrome Mox's note changed: U</text:p>
      <text:p text:style-name="P2">Wox2 [CZ] plays Tolarian Academy from Hand</text:p>
      <text:p text:style-name="P2">It is now the End Phase, End Of Turn Step</text:p>
      <text:p text:style-name="P1">&lt;Wox2 [CZ]&gt; End my turn</text:p>
      <text:p text:style-name="P2">It is now turn 4 (Nico)</text:p>
      <text:p text:style-name="P2">It is now the Beginning Phase, Untap Step</text:p>
      <text:p text:style-name="P2">It is now turn 5 (Wox2 [CZ])</text:p>
      <text:p text:style-name="P2">It is now the Beginning Phase, Untap Step</text:p>
      <text:p text:style-name="P2">Nico taps Island</text:p>
      <text:p text:style-name="P2">Nico plays Brainstorm from Hand</text:p>
      <text:p text:style-name="P1">&lt;Nico&gt; EOT</text:p>
      <text:p text:style-name="P1">&lt;Nico&gt; Ok?</text:p>
      <text:p text:style-name="P1">&lt;Wox2 [CZ]&gt; Ok</text:p>
      <text:p text:style-name="P2">Nico puts Brainstorm to Graveyard from Play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2">It is now turn 6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Flooded Strand from Hand</text:p>
      <text:p text:style-name="P1">&lt;Nico&gt; End my turn</text:p>
      <text:p text:style-name="P2">It is now turn 7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Flooded Strand from Hand</text:p>
      <text:p text:style-name="P2">It is now the End Phase, End Of Turn Step</text:p>
      <text:p text:style-name="P1">&lt;Wox2 [CZ]&gt; End my turn</text:p>
      <text:p text:style-name="P2">Nico taps Flooded Strand</text:p>
      <text:p text:style-name="P2">Nico sacrifices Flooded Strand</text:p>
      <text:p text:style-name="P2">Nico's life total is now 19 (-1)</text:p>
      <text:p text:style-name="P2">Nico is looking top 50 cards of its Library...</text:p>
      <text:p text:style-name="P2">Nico puts Island into play from Library</text:p>
      <text:p text:style-name="P2">Nico stops looking its Library...</text:p>
      <text:p text:style-name="P2">Nico shuffles library</text:p>
      <text:p text:style-name="P2">Nico shuffles library</text:p>
      <text:p text:style-name="P2">Nico shuffles library</text:p>
      <text:p text:style-name="P2">Nico shuffles library</text:p>
      <text:p text:style-name="P2">It is now turn 8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plays Black Lotus from Hand</text:p>
      <text:p text:style-name="P1">&lt;Nico&gt; Thinking</text:p>
      <text:p text:style-name="P2">Nico taps Wasteland</text:p>
      <text:p text:style-name="P2">Wox2 [CZ] puts Tolarian Academy to Graveyard from Play</text:p>
      <text:p text:style-name="P2">Nico puts Wasteland to Graveyard from Play</text:p>
      <text:p text:style-name="P1">&lt;Nico&gt; End my turn</text:p>
      <text:p text:style-name="P2">It is now turn 9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10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Island from Hand</text:p>
      <text:p text:style-name="P1">&lt;Nico&gt; End my turn</text:p>
      <text:p text:style-name="P2">It is now turn 11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12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Polluted Delta from Hand</text:p>
      <text:p text:style-name="P1">&lt;Nico&gt; End my turn</text:p>
      <text:p text:style-name="P2">It is now turn 1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Chrome Mox</text:p>
      <text:p text:style-name="P2">Wox2 [CZ] untaps Chrome Mox</text:p>
      <text:p text:style-name="P1">&lt;Wox2 [CZ]&gt; Thinking</text:p>
      <text:p text:style-name="P2">It is now the End Phase, End Of Turn Step</text:p>
      <text:p text:style-name="P1">&lt;Wox2 [CZ]&gt; End my turn</text:p>
      <text:p text:style-name="P1">&lt;Nico&gt; EOT</text:p>
      <text:p text:style-name="P2">Nico taps Island</text:p>
      <text:p text:style-name="P2">Nico plays Mystical Tutor from Hand</text:p>
      <text:p text:style-name="P1">&lt;Nico&gt; Ok?</text:p>
      <text:p text:style-name="P1">&lt;Wox2 [CZ]&gt; Ok</text:p>
      <text:p text:style-name="P2">Nico puts Mystical Tutor to Graveyard from Play</text:p>
      <text:p text:style-name="P2">Nico is looking top 46 cards of its Library...</text:p>
      <text:p text:style-name="P2">Nico puts Ancestral Recall into play from Library</text:p>
      <text:p text:style-name="P2">Nico stops looking its Library...</text:p>
      <text:p text:style-name="P2">Nico shuffles library</text:p>
      <text:p text:style-name="P2">Nico shuffles library</text:p>
      <text:p text:style-name="P2">Nico shuffles library</text:p>
      <text:p text:style-name="P2">Nico puts a Ancestral Recall on top of Library from Play</text:p>
      <text:p text:style-name="P2">It is now turn 14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taps Island</text:p>
      <text:p text:style-name="P2">Nico untaps Island</text:p>
      <text:p text:style-name="P1">&lt;Nico&gt; Thinking</text:p>
      <text:p text:style-name="P1">&lt;Nico&gt; End my turn</text:p>
      <text:p text:style-name="P2">It is now turn 1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Nico taps Island</text:p>
      <text:p text:style-name="P1">&lt;Wox2 [CZ]&gt; Ok?</text:p>
      <text:p text:style-name="P2">Nico untaps Island</text:p>
      <text:p text:style-name="P1">&lt;Nico&gt; too many cards</text:p>
      <text:p text:style-name="P1">&lt;Wox2 [CZ]&gt; I am only passing priority</text:p>
      <text:p text:style-name="P1">&lt;Nico&gt; Ok</text:p>
      <text:p text:style-name="P2">Nico taps Island</text:p>
      <text:p text:style-name="P2">Nico plays Ancestral Recall from Hand</text:p>
      <text:p text:style-name="P1">&lt;Nico&gt; Ok?</text:p>
      <text:p text:style-name="P2">Wox2 [CZ] taps Underground Sea</text:p>
      <text:p text:style-name="P2">Wox2 [CZ] taps Chrome Mox</text:p>
      <text:p text:style-name="P2">Wox2 [CZ] plays Mana Drain from Hand</text:p>
      <text:p text:style-name="P2">Nico taps Island</text:p>
      <text:p text:style-name="P2">Nico taps Island</text:p>
      <text:p text:style-name="P2">Nico plays Mana Drain from Hand</text:p>
      <text:p text:style-name="P2">Wox2 [CZ] plays Force of Will from Hand</text:p>
      <text:p text:style-name="P2">Wox2 [CZ] puts Echoing Truth to RFG from Hand</text:p>
      <text:p text:style-name="P2">Wox2 [CZ]'s life total is now 19 (-1)</text:p>
      <text:p text:style-name="P2">Nico plays Force of Will from Hand</text:p>
      <text:p text:style-name="P1">&lt;Nico&gt; Thinking</text:p>
      <text:p text:style-name="P2">Nico puts Daze to Graveyard from Hand</text:p>
      <text:p text:style-name="P2">Nico's life total is now 18 (-1)</text:p>
      <text:p text:style-name="P2">Wox2 [CZ] puts Force of Will to Graveyard from Play</text:p>
      <text:p text:style-name="P2">Wox2 [CZ] puts Mana Drain to Graveyard from Play</text:p>
      <text:p text:style-name="P1">&lt;Wox2 [CZ]&gt; Ok</text:p>
      <text:p text:style-name="P2">Nico puts Daze to RFG from Graveyard</text:p>
      <text:p text:style-name="P2">Nico puts Ancestral Recall to Graveyard from Play</text:p>
      <text:p text:style-name="P2">Nico puts Mana Drain to Graveyard from Play</text:p>
      <text:p text:style-name="P2">Nico puts Force of Will to Graveyard from Play</text:p>
      <text:p text:style-name="P2">Nico draws a card</text:p>
      <text:p text:style-name="P2">Nico draws a card</text:p>
      <text:p text:style-name="P2">Nico draws a card</text:p>
      <text:p text:style-name="P2">It is now turn 16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Island from Hand</text:p>
      <text:p text:style-name="P1">&lt;Nico&gt; 2 from mana drain ok?</text:p>
      <text:p text:style-name="P1">&lt;Wox2 [CZ]&gt; Ok</text:p>
      <text:p text:style-name="P2">Nico taps Island</text:p>
      <text:p text:style-name="P2">Nico untaps Island</text:p>
      <text:p text:style-name="P2">Nico taps Black Lotus</text:p>
      <text:p text:style-name="P2">Nico puts Black Lotus to Graveyard from Play</text:p>
      <text:p text:style-name="P2">Nico plays Morphling from Hand</text:p>
      <text:p text:style-name="P1">&lt;Nico&gt; Ok?</text:p>
      <text:p text:style-name="P1">&lt;Wox2 [CZ]&gt; Ok</text:p>
      <text:p text:style-name="P2">Nico taps Island</text:p>
      <text:p text:style-name="P2">Nico taps Island</text:p>
      <text:p text:style-name="P2">Nico plays Merchant Scroll from Hand</text:p>
      <text:p text:style-name="P1">&lt;Nico&gt; Ok?</text:p>
      <text:p text:style-name="P1">&lt;Wox2 [CZ]&gt; Ok</text:p>
      <text:p text:style-name="P2">Nico puts Merchant Scroll to Graveyard from Play</text:p>
      <text:p text:style-name="P2">Nico is looking top 41 cards of its Library...</text:p>
      <text:p text:style-name="P2">Nico puts card to Hand from Library</text:p>
      <text:p text:style-name="P2">Nico stops looking its Library...</text:p>
      <text:p text:style-name="P1">&lt;Nico&gt; End my turn</text:p>
      <text:p text:style-name="P2">It is now turn 17 (Wox2 [CZ])</text:p>
      <text:p text:style-name="P2">It is now the Beginning Phase, Untap Step</text:p>
      <text:p text:style-name="P1">&lt;Wox2 [CZ]&gt; hmm</text:p>
      <text:p text:style-name="P1">&lt;Wox2 [CZ]&gt; man</text:p>
      <text:p text:style-name="P1">&lt;Wox2 [CZ]&gt; you should show me</text:p>
      <text:p text:style-name="P2">Nico plays Force of Will from Hand</text:p>
      <text:p text:style-name="P1">&lt;Nico&gt; sorry</text:p>
      <text:p text:style-name="P1">&lt;Wox2 [CZ]&gt; Ok</text:p>
      <text:p text:style-name="P2">Nico puts Force of Will to Hand from Play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Flooded Strand</text:p>
      <text:p text:style-name="P2">Wox2 [CZ] puts Flooded Strand to Graveyard from Play</text:p>
      <text:p text:style-name="P2">Wox2 [CZ]'s life total is now 18 (-1)</text:p>
      <text:p text:style-name="P2">Wox2 [CZ] is looking its Library...</text:p>
      <text:p text:style-name="P2">Wox2 [CZ] puts Volcanic Island into play from Library</text:p>
      <text:p text:style-name="P2">Wox2 [CZ] shuffles library</text:p>
      <text:p text:style-name="P2">Wox2 [CZ] stops looking its Library...</text:p>
      <text:p text:style-name="P2">Wox2 [CZ] taps Underground Sea</text:p>
      <text:p text:style-name="P2">Wox2 [CZ] taps Chrome Mox</text:p>
      <text:p text:style-name="P2">Wox2 [CZ] plays Merchant Scroll from Hand</text:p>
      <text:p text:style-name="P1">&lt;Nico&gt; Thinking</text:p>
      <text:p text:style-name="P1">&lt;Nico&gt; Ok</text:p>
      <text:p text:style-name="P2">Wox2 [CZ] puts Merchant Scroll to Graveyard from Play</text:p>
      <text:p text:style-name="P2">Wox2 [CZ] is looking its Library...</text:p>
      <text:p text:style-name="P1">&lt;Wox2 [CZ]&gt; Thinking</text:p>
      <text:p text:style-name="P2">Wox2 [CZ] puts Force of Will into play from Library</text:p>
      <text:p text:style-name="P2">Wox2 [CZ] shuffles library</text:p>
      <text:p text:style-name="P2">Wox2 [CZ] stops looking its Library...</text:p>
      <text:p text:style-name="P2">Wox2 [CZ] puts Force of Will to Hand from Play</text:p>
      <text:p text:style-name="P2">It is now the End Phase, End Of Turn Step</text:p>
      <text:p text:style-name="P1">&lt;Wox2 [CZ]&gt; End my turn</text:p>
      <text:p text:style-name="P2">It is now turn 18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Island from Hand</text:p>
      <text:p text:style-name="P2">It is now the Combat Phase, Beginning Of Combat Step</text:p>
      <text:p text:style-name="P2">It is now the Combat Phase, Declare Attackers Step</text:p>
      <text:p text:style-name="P2">Nico taps Morphling</text:p>
      <text:p text:style-name="P2">Nico taps Morphling</text:p>
      <text:p text:style-name="P2">Nico taps Island</text:p>
      <text:p text:style-name="P2">It is now the Combat Phase, Declare Blockers Step</text:p>
      <text:p text:style-name="P2">It is now the Combat Phase, Combat Damage Step</text:p>
      <text:p text:style-name="P2">Wox2 [CZ]'s life total is now 14 (-4)</text:p>
      <text:p text:style-name="P2">Nico taps Island</text:p>
      <text:p text:style-name="P2">Wox2 [CZ]'s life total is now 13 (-1)</text:p>
      <text:p text:style-name="P1">&lt;Nico&gt; End my turn</text:p>
      <text:p text:style-name="P2">It is now turn 19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Postcombat Main Phase</text:p>
      <text:p text:style-name="P2">Wox2 [CZ] taps Chrome Mox</text:p>
      <text:p text:style-name="P2">Wox2 [CZ] plays Ancestral Recall from Hand</text:p>
      <text:p text:style-name="P2">Nico plays Force of Will from Hand</text:p>
      <text:p text:style-name="P2">Nico puts Merchant Scroll to Graveyard from Hand</text:p>
      <text:p text:style-name="P2">Wox2 [CZ] taps Underground Sea</text:p>
      <text:p text:style-name="P2">Wox2 [CZ] taps Volcanic Island</text:p>
      <text:p text:style-name="P2">Nico's life total is now 17 (-1)</text:p>
      <text:p text:style-name="P2">Wox2 [CZ] plays Mana Drain from Hand</text:p>
      <text:p text:style-name="P2">Nico puts Merchant Scroll to RFG from Graveyard</text:p>
      <text:p text:style-name="P2">Mana Drain now has 5 (+5) counters.</text:p>
      <text:p text:style-name="P1">&lt;Nico&gt; Thinking</text:p>
      <text:p text:style-name="P2">Nico plays Daze from Hand</text:p>
      <text:p text:style-name="P2">Nico puts Island to Hand from Play</text:p>
      <text:p text:style-name="P2">Wox2 [CZ] plays Force of Will from Hand</text:p>
      <text:p text:style-name="P2">Wox2 [CZ] puts Gifts Ungiven to RFG from Hand</text:p>
      <text:p text:style-name="P2">Wox2 [CZ]'s life total is now 12 (-1)</text:p>
      <text:p text:style-name="P1">&lt;Nico&gt; Ok</text:p>
      <text:p text:style-name="P2">Wox2 [CZ] puts Force of Will to Graveyard from Play</text:p>
      <text:p text:style-name="P2">Nico puts Force of Will to Graveyard from Play</text:p>
      <text:p text:style-name="P2">Wox2 [CZ] puts Ancestral Recall to Graveyard from Play</text:p>
      <text:p text:style-name="P2">Wox2 [CZ] draws a card</text:p>
      <text:p text:style-name="P2">Wox2 [CZ] draws a card</text:p>
      <text:p text:style-name="P2">Nico puts Daze to Graveyard from Play</text:p>
      <text:p text:style-name="P2">Wox2 [CZ] draws a card</text:p>
      <text:p text:style-name="P2">Wox2 [CZ] puts Mana Drain to Graveyard from Play</text:p>
      <text:p text:style-name="P1">&lt;Wox2 [CZ]&gt; Thinking</text:p>
      <text:p text:style-name="P1">&lt;Wox2 [CZ]&gt; for next turn</text:p>
      <text:p text:style-name="P1">&lt;Wox2 [CZ]&gt; five mana</text:p>
      <text:p text:style-name="P1">&lt;Nico&gt; Ok</text:p>
      <text:p text:style-name="P1">&lt;Wox2 [CZ]&gt; Thinking</text:p>
      <text:p text:style-name="P2">Wox2 [CZ] plays Gush from Hand</text:p>
      <text:p text:style-name="P2">Wox2 [CZ] puts Underground Sea to Hand from Play</text:p>
      <text:p text:style-name="P2">Wox2 [CZ] puts Volcanic Island to Hand from Play</text:p>
      <text:p text:style-name="P2">Wox2 [CZ] draws a card</text:p>
      <text:p text:style-name="P2">Wox2 [CZ] draws a card</text:p>
      <text:p text:style-name="P2">Wox2 [CZ] puts Gush to Graveyard from Play</text:p>
      <text:p text:style-name="P2">Wox2 [CZ] plays Underground Sea from Hand</text:p>
      <text:p text:style-name="P2">It is now the End Phase, End Of Turn Step</text:p>
      <text:p text:style-name="P2">Wox2 [CZ] plays Hurkyl's Recall from Hand</text:p>
      <text:p text:style-name="P2">Wox2 [CZ] puts Hurkyl's Recall to Graveyard from Play</text:p>
      <text:p text:style-name="P1">&lt;Wox2 [CZ]&gt; End my turn</text:p>
      <text:p text:style-name="P2">It is now turn 20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taps Wasteland</text:p>
      <text:p text:style-name="P2">Wox2 [CZ] taps Underground Sea</text:p>
      <text:p text:style-name="P2">Wox2 [CZ] plays Brainstorm from Hand</text:p>
      <text:p text:style-name="P1">&lt;Nico&gt; Ok</text:p>
      <text:p text:style-name="P2">Wox2 [CZ] puts Underground Sea to Graveyard from Play</text:p>
      <text:p text:style-name="P2">Wox2 [CZ] draws a card</text:p>
      <text:p text:style-name="P2">Wox2 [CZ] draws a card</text:p>
      <text:p text:style-name="P2">Wox2 [CZ] draws a card</text:p>
      <text:p text:style-name="P2">Nico puts Wasteland to Graveyard from Play</text:p>
      <text:p text:style-name="P2">Wox2 [CZ] puts a card on top of Library from Hand</text:p>
      <text:p text:style-name="P2">Wox2 [CZ] puts a card on top of Library from Hand</text:p>
      <text:p text:style-name="P2">Wox2 [CZ] puts Brainstorm to Graveyard from Play</text:p>
      <text:p text:style-name="P2">It is now the Combat Phase, Beginning Of Combat Step</text:p>
      <text:p text:style-name="P2">It is now the Combat Phase, Declare Attackers Step</text:p>
      <text:p text:style-name="P2">Nico taps Morphling</text:p>
      <text:p text:style-name="P2">Nico taps Morphling</text:p>
      <text:p text:style-name="P2">Wox2 [CZ]'s life total is now 7 (-5)</text:p>
      <text:p text:style-name="P1">&lt;Nico&gt; only 3</text:p>
      <text:p text:style-name="P2">Wox2 [CZ]'s life total is now 9 (+2)</text:p>
      <text:p text:style-name="P1">&lt;Nico&gt; End my turn</text:p>
      <text:p text:style-name="P2">It is now turn 21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Volcanic Island from Hand</text:p>
      <text:p text:style-name="P2">Wox2 [CZ] taps Chrome Mox</text:p>
      <text:p text:style-name="P2">Wox2 [CZ] plays Merchant Scroll from Hand</text:p>
      <text:p text:style-name="P1">&lt;Nico&gt; Ok</text:p>
      <text:p text:style-name="P2">Wox2 [CZ] puts Merchant Scroll to Graveyard from Play</text:p>
      <text:p text:style-name="P2">Wox2 [CZ] is looking its Library...</text:p>
      <text:p text:style-name="P2">Wox2 [CZ] puts Force of Will into play from Library</text:p>
      <text:p text:style-name="P2">Wox2 [CZ] shuffles library</text:p>
      <text:p text:style-name="P2">Wox2 [CZ] stops looking its Library...</text:p>
      <text:p text:style-name="P2">Wox2 [CZ] puts Force of Will to Hand from Play</text:p>
      <text:p text:style-name="P2">Wox2 [CZ] plays Gifts Ungiven from Hand</text:p>
      <text:p text:style-name="P2">Wox2 [CZ] taps Volcanic Island</text:p>
      <text:p text:style-name="P1">&lt;Nico&gt; Ok</text:p>
      <text:p text:style-name="P2">Wox2 [CZ] is looking its Library...</text:p>
      <text:p text:style-name="P2">Wox2 [CZ] puts Dark Ritual into play from Library</text:p>
      <text:p text:style-name="P2">Wox2 [CZ] puts Cabal Ritual into play from Library</text:p>
      <text:p text:style-name="P1">&lt;Wox2 [CZ]&gt; Thinking</text:p>
      <text:p text:style-name="P2">Wox2 [CZ] puts Yawgmoth's Will into play from Library</text:p>
      <text:p text:style-name="P2">Wox2 [CZ] puts Recoup into play from Library</text:p>
      <text:p text:style-name="P2">Wox2 [CZ] shuffles library</text:p>
      <text:p text:style-name="P2">Wox2 [CZ] stops looking its Library...</text:p>
      <text:p text:style-name="P2">Nico is now the controller of Recoup</text:p>
      <text:p text:style-name="P2">Nico is now the controller of Dark Ritual</text:p>
      <text:p text:style-name="P2">Nico is now the controller of Cabal Ritual</text:p>
      <text:p text:style-name="P2">Nico is now the controller of Yawgmoth's Will</text:p>
      <text:p text:style-name="P1">&lt;Nico&gt; Thinking</text:p>
      <text:p text:style-name="P2">Wox2 [CZ] is now the controller of Dark Ritual</text:p>
      <text:p text:style-name="P2">Wox2 [CZ] is now the controller of Recoup</text:p>
      <text:p text:style-name="P2">Wox2 [CZ] is now the controller of Yawgmoth's Will</text:p>
      <text:p text:style-name="P2">Wox2 [CZ] is now the controller of Cabal Ritual</text:p>
      <text:p text:style-name="P2">Wox2 [CZ] puts Recoup to Hand from Play</text:p>
      <text:p text:style-name="P2">Wox2 [CZ] puts Dark Ritual to Hand from Play</text:p>
      <text:p text:style-name="P2">Wox2 [CZ] puts Cabal Ritual to Graveyard from Play</text:p>
      <text:p text:style-name="P2">Wox2 [CZ] puts Yawgmoth's Will to Graveyard from Play</text:p>
      <text:p text:style-name="P2">Wox2 [CZ] puts Gifts Ungiven to Graveyard from Play</text:p>
      <text:p text:style-name="P2">Wox2 [CZ] plays Lion's Eye Diamond from Hand</text:p>
      <text:p text:style-name="P2">Wox2 [CZ]'s life total is now 8 (-1)</text:p>
      <text:p text:style-name="P2">It is now the End Phase, End Of Turn Step</text:p>
      <text:p text:style-name="P1">&lt;Wox2 [CZ]&gt; End my turn</text:p>
      <text:p text:style-name="P2">It is now turn 22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Island from Hand</text:p>
      <text:p text:style-name="P2">Nico puts Island to Hand from Play</text:p>
      <text:p text:style-name="P1">&lt;Nico&gt; sorry</text:p>
      <text:p text:style-name="P2">Nico taps Island</text:p>
      <text:p text:style-name="P2">Nico plays Brainstorm from Hand</text:p>
      <text:p text:style-name="P1">&lt;Nico&gt; Ok?</text:p>
      <text:p text:style-name="P1">&lt;Wox2 [CZ]&gt; Ok</text:p>
      <text:p text:style-name="P2">Nico puts Brainstorm to Graveyard from Play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2">It is now the Combat Phase, Beginning Of Combat Step</text:p>
      <text:p text:style-name="P2">It is now the Combat Phase, Declare Attackers Step</text:p>
      <text:p text:style-name="P2">Nico taps Morphling</text:p>
      <text:p text:style-name="P2">Nico taps Morphling</text:p>
      <text:p text:style-name="P1">&lt;Wox2 [CZ]&gt; how much?</text:p>
      <text:p text:style-name="P2">Nico taps Island</text:p>
      <text:p text:style-name="P2">Nico taps Island</text:p>
      <text:p text:style-name="P2">It is now the Combat Phase, Declare Blockers Step</text:p>
      <text:p text:style-name="P2">It is now the Combat Phase, Combat Damage Step</text:p>
      <text:p text:style-name="P2">Wox2 [CZ]'s life total is now 3 (-5)</text:p>
      <text:p text:style-name="P1">&lt;Nico&gt; End my turn</text:p>
      <text:p text:style-name="P2">It is now turn 23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Underground Sea from Hand</text:p>
      <text:p text:style-name="P2">Wox2 [CZ] taps Underground Sea</text:p>
      <text:p text:style-name="P2">Wox2 [CZ] plays Dark Ritual from Hand</text:p>
      <text:p text:style-name="P1">&lt;Nico&gt; Ok</text:p>
      <text:p text:style-name="P2">Wox2 [CZ] puts Dark Ritual to Graveyard from Play</text:p>
      <text:p text:style-name="P2">Wox2 [CZ] plays Recoup from Hand</text:p>
      <text:p text:style-name="P2">Wox2 [CZ] taps Volcanic Island</text:p>
      <text:p text:style-name="P2">Wox2 [CZ] taps Chrome Mox</text:p>
      <text:p text:style-name="P2">Wox2 [CZ] puts a 0/0 stormcount token into play</text:p>
      <text:p text:style-name="P1">&lt;Nico&gt; Thinking</text:p>
      <text:p text:style-name="P2">stormcount now has 1 (+1) counters.</text:p>
      <text:p text:style-name="P2">stormcount now has 2 (+1) counters.</text:p>
      <text:p text:style-name="P1">&lt;Nico&gt; Ok</text:p>
      <text:p text:style-name="P2">Wox2 [CZ] puts Yawgmoth's Will into play from Graveyard</text:p>
      <text:p text:style-name="P2">Wox2 [CZ] puts Recoup to Graveyard from Play</text:p>
      <text:p text:style-name="P2">Nico plays Force of Will from Hand</text:p>
      <text:p text:style-name="P2">stormcount now has 3 (+1) counters.</text:p>
      <text:p text:style-name="P2">Nico puts Morphling to Graveyard from Hand</text:p>
      <text:p text:style-name="P2">Wox2 [CZ] plays Force of Will from Hand</text:p>
      <text:p text:style-name="P2">Nico's life total is now 16 (-1)</text:p>
      <text:p text:style-name="P2">Wox2 [CZ] puts Brainstorm to RFG from Hand</text:p>
      <text:p text:style-name="P2">Wox2 [CZ]'s life total is now 2 (-1)</text:p>
      <text:p text:style-name="P2">Nico puts Force of Will to Graveyard from Play</text:p>
      <text:p text:style-name="P2">Wox2 [CZ] puts Force of Will to Graveyard from Play</text:p>
      <text:p text:style-name="P2">Wox2 [CZ] taps Lion's Eye Diamond</text:p>
      <text:p text:style-name="P2">Wox2 [CZ] puts Lion's Eye Diamond to Graveyard from Play</text:p>
      <text:p text:style-name="P2">Wox2 [CZ] puts Mana Drain to Graveyard from Hand</text:p>
      <text:p text:style-name="P2">Wox2 [CZ] puts Flooded Strand to Graveyard from Hand</text:p>
      <text:p text:style-name="P2">Wox2 [CZ] puts Mystical Tutor to Graveyard from Hand</text:p>
      <text:p text:style-name="P2">stormcount now has 4 (+1) counters.</text:p>
      <text:p text:style-name="P2">stormcount now has 5 (+1) counters.</text:p>
      <text:p text:style-name="P2">Wox2 [CZ] puts Yawgmoth's Will to RFG from Play</text:p>
      <text:p text:style-name="P2">Wox2 [CZ] puts Lion's Eye Diamond into play from Graveyard</text:p>
      <text:p text:style-name="P2">Wox2 [CZ] taps Lion's Eye Diamond</text:p>
      <text:p text:style-name="P2">Wox2 [CZ] puts Lion's Eye Diamond to RFG from Play</text:p>
      <text:p text:style-name="P2">stormcount now has 6 (+1) counters.</text:p>
      <text:p text:style-name="P2">Wox2 [CZ] puts Cabal Ritual into play from Graveyard</text:p>
      <text:p text:style-name="P2">stormcount now has 7 (+1) counters.</text:p>
      <text:p text:style-name="P2">Wox2 [CZ] puts Cabal Ritual to RFG from Play</text:p>
      <text:p text:style-name="P2">Wox2 [CZ] puts Dark Ritual into play from Graveyard</text:p>
      <text:p text:style-name="P2">stormcount now has 8 (+1) counters.</text:p>
      <text:p text:style-name="P1">&lt;Wox2 [CZ]&gt; Thinking</text:p>
      <text:p text:style-name="P2">Wox2 [CZ] puts Mystical Tutor into play from Graveyard</text:p>
      <text:p text:style-name="P2">stormcount now has 9 (+1) counters.</text:p>
      <text:p text:style-name="P2">Wox2 [CZ] is looking its Library...</text:p>
      <text:p text:style-name="P1">&lt;Nico&gt; Ok</text:p>
      <text:p text:style-name="P2">Wox2 [CZ] puts Tendrils of Agony into play from Library</text:p>
      <text:p text:style-name="P2">Wox2 [CZ] shuffles library</text:p>
      <text:p text:style-name="P2">Wox2 [CZ] stops looking its Library...</text:p>
      <text:p text:style-name="P2">Wox2 [CZ] puts Dark Ritual to RFG from Play</text:p>
      <text:p text:style-name="P2">Wox2 [CZ] puts Mystical Tutor to RFG from Play</text:p>
      <text:p text:style-name="P2">Wox2 [CZ] puts a Tendrils of Agony on top of Library from Play</text:p>
      <text:p text:style-name="P2">Wox2 [CZ] puts Gush into play from Graveyard</text:p>
      <text:p text:style-name="P2">Wox2 [CZ] puts Volcanic Island to Hand from Play</text:p>
      <text:p text:style-name="P2">Wox2 [CZ] puts Underground Sea to Hand from Play</text:p>
      <text:p text:style-name="P2">stormcount now has 10 (+1) counters.</text:p>
      <text:p text:style-name="P2">Wox2 [CZ] draws a card</text:p>
      <text:p text:style-name="P2">Wox2 [CZ] draws a card</text:p>
      <text:p text:style-name="P2">Wox2 [CZ] puts Gush to RFG from Play</text:p>
      <text:p text:style-name="P2">Wox2 [CZ] plays Dark Ritual from Hand</text:p>
      <text:p text:style-name="P2">stormcount now has 11 (+1) counters.</text:p>
      <text:p text:style-name="P2">Wox2 [CZ] puts Dark Ritual to RFG from Play</text:p>
      <text:p text:style-name="P1">&lt;Wox2 [CZ]&gt; Thinking</text:p>
      <text:p text:style-name="P2">Wox2 [CZ] plays Tendrils of Agony from Hand</text:p>
      <text:p text:style-name="P1">&lt;Nico&gt; gg</text:p>
      <text:p text:style-name="P2">stormcount now has 12 (+1) counters.</text:p>
      <text:p text:style-name="P1">&lt;Wox2 [CZ]&gt; gg</text:p>
      <text:p text:style-name="P1">&lt;Nico&gt; g2?</text:p>
      <text:p text:style-name="P1">&lt;Wox2 [CZ]&gt; ok</text:p>
      <text:p text:style-name="P1">&lt;Opponent is requesting a new game&gt;</text:p>
      <text:p text:style-name="P2">Nico shuffles library</text:p>
      <text:p text:style-name="P1">&lt;Nico&gt; I am ready.</text:p>
      <text:p text:style-name="P2">Nico draws 0 cards</text:p>
      <text:p text:style-name="P2">Nico shuffles library</text:p>
      <text:p text:style-name="P2">Nico shuffles library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Wox2 [CZ]'s Security Code: 08C14F7C [Type 1.5]</text:p>
      <text:p text:style-name="P2">Nico's Security Code: 7A365AB4 [Type 1.5]</text:p>
      <text:p text:style-name="P2">It is now turn 1 (Wox2 [CZ])</text:p>
      <text:p text:style-name="P2">It is now the Beginning Phase, Untap Step</text:p>
      <text:p text:style-name="P2">Nico shuffles library</text:p>
      <text:p text:style-name="P2">Nico shuffles library</text:p>
      <text:p text:style-name="P2">Wox2 [CZ] shuffles library</text:p>
      <text:p text:style-name="P2">Nico shuffles library</text:p>
      <text:p text:style-name="P2">Wox2 [CZ] shuffles library</text:p>
      <text:p text:style-name="P2">Nico shuffles library</text:p>
      <text:p text:style-name="P2">Wox2 [CZ] shuffles library</text:p>
      <text:p text:style-name="P2">It is now turn 2 (Nico)</text:p>
      <text:p text:style-name="P2">It is now the Beginning Phase, Untap Step</text:p>
      <text:p text:style-name="P2">It is now the Beginning Phase, Upkeep Step</text:p>
      <text:p text:style-name="P2">Wox2 [CZ] shuffles library</text:p>
      <text:p text:style-name="P2">It is now the Beginning Phase, Draw Step</text:p>
      <text:p text:style-name="P2">Nico draws a card</text:p>
      <text:p text:style-name="P2">Wox2 [CZ] shuffles library</text:p>
      <text:p text:style-name="P2">Wox2 [CZ] draws a card</text:p>
      <text:p text:style-name="P2">Wox2 [CZ] draws a card</text:p>
      <text:p text:style-name="P2">It is now the Precombat Main Phase</text:p>
      <text:p text:style-name="P2">Wox2 [CZ] draws a card</text:p>
      <text:p text:style-name="P2">Wox2 [CZ] draws a card</text:p>
      <text:p text:style-name="P2">Wox2 [CZ] draws a card</text:p>
      <text:p text:style-name="P2">Nico draws a card</text:p>
      <text:p text:style-name="P2">Wox2 [CZ] draws a card</text:p>
      <text:p text:style-name="P2">Nico draws a card</text:p>
      <text:p text:style-name="P2">Nico draws a card</text:p>
      <text:p text:style-name="P2">Nico draws a card</text:p>
      <text:p text:style-name="P2">Wox2 [CZ] draws a card</text:p>
      <text:p text:style-name="P2">Nico draws a card</text:p>
      <text:p text:style-name="P2">Nico draws a card</text:p>
      <text:p text:style-name="P2">Nico takes a mulligan</text:p>
      <text:p text:style-name="P1">&lt;Nico&gt; kp</text:p>
      <text:p text:style-name="P1">&lt;Wox2 [CZ]&gt; kp</text:p>
      <text:p text:style-name="P2">Nico plays Island from Hand</text:p>
      <text:p text:style-name="P1">&lt;Nico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Wox2 [CZ] plays Lotus Petal from Hand</text:p>
      <text:p text:style-name="P2">It is now the End Phase, End Of Turn Step</text:p>
      <text:p text:style-name="P1">&lt;Wox2 [CZ]&gt; End my turn</text:p>
      <text:p text:style-name="P2">It is now turn 4 (Nico)</text:p>
      <text:p text:style-name="P2">It is now the Beginning Phase, Untap Step</text:p>
      <text:p text:style-name="P2">Nico untaps his/her permanents</text:p>
      <text:p text:style-name="P2">It is now turn 5 (Wox2 [CZ])</text:p>
      <text:p text:style-name="P2">It is now the Beginning Phase, Untap Step</text:p>
      <text:p text:style-name="P1">&lt;Nico&gt; EOT</text:p>
      <text:p text:style-name="P2">Nico taps Island</text:p>
      <text:p text:style-name="P2">Nico plays Brainstorm from Hand</text:p>
      <text:p text:style-name="P1">&lt;Nico&gt; Ok?</text:p>
      <text:p text:style-name="P2">Nico puts Brainstorm to Graveyard from Play</text:p>
      <text:p text:style-name="P1">&lt;Wox2 [CZ]&gt; Ok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2">It is now turn 6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plays Lotus Petal from Hand</text:p>
      <text:p text:style-name="P1">&lt;Nico&gt; Thinking</text:p>
      <text:p text:style-name="P2">Nico taps Island</text:p>
      <text:p text:style-name="P2">Nico taps Wasteland</text:p>
      <text:p text:style-name="P2">Nico plays Erayo, Soratami Ascendant from Hand</text:p>
      <text:p text:style-name="P1">&lt;Nico&gt; Ok?</text:p>
      <text:p text:style-name="P1">&lt;Wox2 [CZ]&gt; Ok</text:p>
      <text:p text:style-name="P1">&lt;Nico&gt; End my turn</text:p>
      <text:p text:style-name="P1">&lt;Wox2 [CZ]&gt; Thinking</text:p>
      <text:p text:style-name="P2">It is now turn 7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Flooded Strand from Hand</text:p>
      <text:p text:style-name="P2">It is now the End Phase, End Of Turn Step</text:p>
      <text:p text:style-name="P1">&lt;Wox2 [CZ]&gt; End my turn</text:p>
      <text:p text:style-name="P2">It is now turn 8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taps Island</text:p>
      <text:p text:style-name="P2">Nico taps Wasteland</text:p>
      <text:p text:style-name="P2">Nico plays Merchant Scroll from Hand</text:p>
      <text:p text:style-name="P1">&lt;Nico&gt; Ok?</text:p>
      <text:p text:style-name="P1">&lt;Wox2 [CZ]&gt; Ok</text:p>
      <text:p text:style-name="P2">Nico puts Merchant Scroll to Graveyard from Play</text:p>
      <text:p text:style-name="P2">Nico is looking top 51 cards of its Library...</text:p>
      <text:p text:style-name="P2">Nico puts Ancestral Recall into play from Library</text:p>
      <text:p text:style-name="P2">Nico stops looking its Library...</text:p>
      <text:p text:style-name="P2">Nico puts Ancestral Recall to Hand from Play</text:p>
      <text:p text:style-name="P1">&lt;Nico&gt; End my turn</text:p>
      <text:p text:style-name="P1">&lt;Wox2 [CZ]&gt; Thinking</text:p>
      <text:p text:style-name="P2">Wox2 [CZ] plays Mystical Tutor from Hand</text:p>
      <text:p text:style-name="P2">Wox2 [CZ] taps Flooded Strand</text:p>
      <text:p text:style-name="P2">Wox2 [CZ] puts Flooded Strand to Graveyard from Play</text:p>
      <text:p text:style-name="P2">Wox2 [CZ]'s life total is now 19 (-1)</text:p>
      <text:p text:style-name="P2">Wox2 [CZ] is looking its Library...</text:p>
      <text:p text:style-name="P1">&lt;Nico&gt; Ok</text:p>
      <text:p text:style-name="P2">Wox2 [CZ] puts Island into play from Library</text:p>
      <text:p text:style-name="P2">Wox2 [CZ] shuffles library</text:p>
      <text:p text:style-name="P2">Wox2 [CZ] stops looking its Library...</text:p>
      <text:p text:style-name="P2">Wox2 [CZ] taps Island</text:p>
      <text:p text:style-name="P2">Wox2 [CZ] puts Mystical Tutor to Graveyard from Play</text:p>
      <text:p text:style-name="P2">Wox2 [CZ] is looking its Library...</text:p>
      <text:p text:style-name="P2">Wox2 [CZ] puts Ancestral Recall into play from Library</text:p>
      <text:p text:style-name="P2">Wox2 [CZ] shuffles library</text:p>
      <text:p text:style-name="P2">Wox2 [CZ] stops looking its Library...</text:p>
      <text:p text:style-name="P2">Wox2 [CZ] puts a Ancestral Recall on top of Library from Play</text:p>
      <text:p text:style-name="P2">It is now turn 9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Beginning Phase, Draw Step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It is now turn 10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1">&lt;Nico&gt; Thinking</text:p>
      <text:p text:style-name="P2">Nico taps Island</text:p>
      <text:p text:style-name="P2">Nico plays Brainstorm from Hand</text:p>
      <text:p text:style-name="P1">&lt;Nico&gt; Ok?</text:p>
      <text:p text:style-name="P1">&lt;Wox2 [CZ]&gt; Ok</text:p>
      <text:p text:style-name="P2">Nico puts Brainstorm to Graveyard from Play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2">Nico plays Island from Hand</text:p>
      <text:p text:style-name="P2">Nico taps Wasteland</text:p>
      <text:p text:style-name="P2">Nico taps Wasteland</text:p>
      <text:p text:style-name="P2">Nico plays Isochron Scepter from Hand</text:p>
      <text:p text:style-name="P1">&lt;Nico&gt; Ok?</text:p>
      <text:p text:style-name="P1">&lt;Wox2 [CZ]&gt; Ok</text:p>
      <text:p text:style-name="P2">Nico plays Ancestral Recall from Hand</text:p>
      <text:p text:style-name="P2">Ancestral Recall is enchanting Isochron Scepter now</text:p>
      <text:p text:style-name="P1">&lt;Nico&gt; End my turn</text:p>
      <text:p text:style-name="P1">&lt;Wox2 [CZ]&gt; Thinking</text:p>
      <text:p text:style-name="P2">It is now turn 11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Volcanic Island from Hand</text:p>
      <text:p text:style-name="P2">It is now the End Phase, End Of Turn Step</text:p>
      <text:p text:style-name="P1">&lt;Wox2 [CZ]&gt; End my turn</text:p>
      <text:p text:style-name="P2">It is now turn 12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Flooded Strand from Hand</text:p>
      <text:p text:style-name="P2">Nico taps Island</text:p>
      <text:p text:style-name="P2">Nico taps Island</text:p>
      <text:p text:style-name="P2">Nico taps Isochron Scepter</text:p>
      <text:p text:style-name="P1">&lt;Nico&gt; Ok?</text:p>
      <text:p text:style-name="P2">Wox2 [CZ] plays Misdirection from Hand</text:p>
      <text:p text:style-name="P2">Wox2 [CZ] taps Polluted Delta</text:p>
      <text:p text:style-name="P1">&lt;Nico&gt; Thinking</text:p>
      <text:p text:style-name="P2">Wox2 [CZ] puts Polluted Delta to Graveyard from Play</text:p>
      <text:p text:style-name="P2">Wox2 [CZ]'s life total is now 18 (-1)</text:p>
      <text:p text:style-name="P2">Nico taps Flooded Strand</text:p>
      <text:p text:style-name="P2">Wox2 [CZ] is looking its Library...</text:p>
      <text:p text:style-name="P2">Nico sacrifices Flooded Strand</text:p>
      <text:p text:style-name="P2">Nico's life total is now 19 (-1)</text:p>
      <text:p text:style-name="P2">Wox2 [CZ] puts Underground Sea into play from Library</text:p>
      <text:p text:style-name="P2">Wox2 [CZ] taps Polluted Delta</text:p>
      <text:p text:style-name="P2">Nico is looking top 47 cards of its Library...</text:p>
      <text:p text:style-name="P2">Wox2 [CZ] puts Polluted Delta to Graveyard from Play</text:p>
      <text:p text:style-name="P2">Wox2 [CZ]'s life total is now 17 (-1)</text:p>
      <text:p text:style-name="P2">Nico puts Island into play from Library</text:p>
      <text:p text:style-name="P2">Nico stops looking its Library...</text:p>
      <text:p text:style-name="P2">Nico taps Island</text:p>
      <text:p text:style-name="P2">Nico taps Lotus Petal</text:p>
      <text:p text:style-name="P2">Wox2 [CZ] puts Underground Sea into play from Library</text:p>
      <text:p text:style-name="P2">Nico plays Mana Drain from Hand</text:p>
      <text:p text:style-name="P2">Wox2 [CZ] taps Underground Sea</text:p>
      <text:p text:style-name="P2">Wox2 [CZ] taps Volcanic Island</text:p>
      <text:p text:style-name="P2">Wox2 [CZ] taps Underground Sea</text:p>
      <text:p text:style-name="P2">Wox2 [CZ] taps Island</text:p>
      <text:p text:style-name="P2">Wox2 [CZ] taps Lotus Petal</text:p>
      <text:p text:style-name="P2">Wox2 [CZ] shuffles library</text:p>
      <text:p text:style-name="P2">Wox2 [CZ] stops looking its Library...</text:p>
      <text:p text:style-name="P2">Wox2 [CZ] puts Lotus Petal to Graveyard from Play</text:p>
      <text:p text:style-name="P1">&lt;Wox2 [CZ]&gt; Thinking</text:p>
      <text:p text:style-name="P2">Wox2 [CZ] plays Force of Will from Hand</text:p>
      <text:p text:style-name="P2">Wox2 [CZ] puts Gifts Ungiven to RFG from Hand</text:p>
      <text:p text:style-name="P2">Wox2 [CZ]'s life total is now 16 (-1)</text:p>
      <text:p text:style-name="P2">Nico puts Mana Drain to Graveyard from Play</text:p>
      <text:p text:style-name="P2">Wox2 [CZ] draws a card</text:p>
      <text:p text:style-name="P2">Wox2 [CZ] draws a card</text:p>
      <text:p text:style-name="P2">Wox2 [CZ] draws a card</text:p>
      <text:p text:style-name="P2">Wox2 [CZ] puts Force of Will to Graveyard from Play</text:p>
      <text:p text:style-name="P2">Wox2 [CZ] puts Misdirection to Graveyard from Play</text:p>
      <text:p text:style-name="P1">&lt;Wox2 [CZ]&gt; flip errayo</text:p>
      <text:p text:style-name="P2">Erayo, Soratami Ascendant's note changed: flip</text:p>
      <text:p text:style-name="P2">Nico taps Wasteland</text:p>
      <text:p text:style-name="P2">Nico taps Wasteland</text:p>
      <text:p text:style-name="P2">Wox2 [CZ] puts Underground Sea to Graveyard from Play</text:p>
      <text:p text:style-name="P2">Wox2 [CZ] puts Underground Sea to Graveyard from Play</text:p>
      <text:p text:style-name="P2">Nico puts Wasteland to Graveyard from Play</text:p>
      <text:p text:style-name="P2">Nico puts Wasteland to Graveyard from Play</text:p>
      <text:p text:style-name="P2">Nico puts Lotus Petal to Graveyard from Play</text:p>
      <text:p text:style-name="P1">&lt;Nico&gt; End my turn</text:p>
      <text:p text:style-name="P2">It is now turn 13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Chrome Mox from Hand</text:p>
      <text:p text:style-name="P2">Wox2 [CZ] puts Chrome Mox to Graveyard from Play</text:p>
      <text:p text:style-name="P2">Wox2 [CZ] taps Island</text:p>
      <text:p text:style-name="P2">Wox2 [CZ] plays Ancestral Recall from Hand</text:p>
      <text:p text:style-name="P2">Wox2 [CZ] draws a card</text:p>
      <text:p text:style-name="P2">Wox2 [CZ] draws a card</text:p>
      <text:p text:style-name="P2">Wox2 [CZ] draws a card</text:p>
      <text:p text:style-name="P2">Wox2 [CZ] puts Ancestral Recall to Graveyard from Play</text:p>
      <text:p text:style-name="P2">Wox2 [CZ] plays Volcanic Island from Hand</text:p>
      <text:p text:style-name="P2">Wox2 [CZ] taps Volcanic Island</text:p>
      <text:p text:style-name="P2">Wox2 [CZ] taps Volcanic Island</text:p>
      <text:p text:style-name="P2">Wox2 [CZ] plays Merchant Scroll from Hand</text:p>
      <text:p text:style-name="P2">Wox2 [CZ] puts Merchant Scroll to Graveyard from Play</text:p>
      <text:p text:style-name="P1">&lt;Nico&gt; Ok</text:p>
      <text:p text:style-name="P2">Wox2 [CZ] is looking its Library...</text:p>
      <text:p text:style-name="P1">&lt;Wox2 [CZ]&gt; Thinking</text:p>
      <text:p text:style-name="P2">Wox2 [CZ] puts Gush into play from Library</text:p>
      <text:p text:style-name="P2">Wox2 [CZ] shuffles library</text:p>
      <text:p text:style-name="P2">Wox2 [CZ] stops looking its Library...</text:p>
      <text:p text:style-name="P2">Wox2 [CZ] puts Gush to Hand from Play</text:p>
      <text:p text:style-name="P2">It is now the End Phase, End Of Turn Step</text:p>
      <text:p text:style-name="P1">&lt;Wox2 [CZ]&gt; End my turn</text:p>
      <text:p text:style-name="P2">It is now turn 14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taps Island</text:p>
      <text:p text:style-name="P2">Nico taps Island</text:p>
      <text:p text:style-name="P2">Nico taps Isochron Scepter</text:p>
      <text:p text:style-name="P1">&lt;Nico&gt; Ok?</text:p>
      <text:p text:style-name="P1">&lt;Wox2 [CZ]&gt; Thinking</text:p>
      <text:p text:style-name="P2">Wox2 [CZ] plays Gush from Hand</text:p>
      <text:p text:style-name="P2">Wox2 [CZ] puts Island to Hand from Play</text:p>
      <text:p text:style-name="P2">Wox2 [CZ] puts Volcanic Island to Hand from Play</text:p>
      <text:p text:style-name="P2">Wox2 [CZ] puts Gush to Graveyard from Play</text:p>
      <text:p text:style-name="P2">Wox2 [CZ] plays Misdirection from Hand</text:p>
      <text:p text:style-name="P2">Wox2 [CZ] puts Gifts Ungiven to RFG from Hand</text:p>
      <text:p text:style-name="P1">&lt;Nico&gt; Ok</text:p>
      <text:p text:style-name="P2">Wox2 [CZ] puts Misdirection to Graveyard from Play</text:p>
      <text:p text:style-name="P2">Wox2 [CZ] draws a card</text:p>
      <text:p text:style-name="P2">Wox2 [CZ] draws a card</text:p>
      <text:p text:style-name="P2">Wox2 [CZ] draws a card</text:p>
      <text:p text:style-name="P1">&lt;Nico&gt; damn it</text:p>
      <text:p text:style-name="P1">&lt;Nico&gt; :)</text:p>
      <text:p text:style-name="P1">&lt;Wox2 [CZ]&gt; :-)</text:p>
      <text:p text:style-name="P1">&lt;Wox2 [CZ]&gt; End your turn?</text:p>
      <text:p text:style-name="P1">&lt;Nico&gt; do you like my ancestralls?</text:p>
      <text:p text:style-name="P2">It is now the Combat Phase, Beginning Of Combat Step</text:p>
      <text:p text:style-name="P1">&lt;Wox2 [CZ]&gt; much</text:p>
      <text:p text:style-name="P2">It is now the Combat Phase, Declare Attackers Step</text:p>
      <text:p text:style-name="P2">Nico taps Erayo, Soratami Ascendant</text:p>
      <text:p text:style-name="P2">Nico taps Erayo, Soratami Ascendant</text:p>
      <text:p text:style-name="P1">&lt;Wox2 [CZ]&gt; I love them</text:p>
      <text:p text:style-name="P1">&lt;Wox2 [CZ]&gt; no</text:p>
      <text:p text:style-name="P2">Nico untaps Erayo, Soratami Ascendant</text:p>
      <text:p text:style-name="P2">Nico untaps Erayo, Soratami Ascendant</text:p>
      <text:p text:style-name="P1">&lt;Wox2 [CZ]&gt; it is enchantment</text:p>
      <text:p text:style-name="P1">&lt;Nico&gt; sorry</text:p>
      <text:p text:style-name="P1">&lt;Nico&gt; End my turn</text:p>
      <text:p text:style-name="P2">It is now turn 15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Flooded Strand from Hand</text:p>
      <text:p text:style-name="P2">Wox2 [CZ] plays Lion's Eye Diamond from Hand</text:p>
      <text:p text:style-name="P2">Wox2 [CZ] puts Lion's Eye Diamond to Graveyard from Play</text:p>
      <text:p text:style-name="P2">Wox2 [CZ] taps Flooded Strand</text:p>
      <text:p text:style-name="P2">Wox2 [CZ] puts Flooded Strand to Graveyard from Play</text:p>
      <text:p text:style-name="P2">Wox2 [CZ]'s life total is now 14 (-2)</text:p>
      <text:p text:style-name="P2">Wox2 [CZ]'s life total is now 15 (+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2">Wox2 [CZ] taps Underground Sea</text:p>
      <text:p text:style-name="P2">Wox2 [CZ] plays Vampiric Tutor from Hand</text:p>
      <text:p text:style-name="P2">Wox2 [CZ]'s life total is now 13 (-2)</text:p>
      <text:p text:style-name="P1">&lt;Nico&gt; Ok</text:p>
      <text:p text:style-name="P2">Wox2 [CZ] puts Vampiric Tutor to Graveyard from Play</text:p>
      <text:p text:style-name="P2">Wox2 [CZ] is looking its Library...</text:p>
      <text:p text:style-name="P2">Wox2 [CZ] plays a facedown card from Library</text:p>
      <text:p text:style-name="P2">Wox2 [CZ] shuffles library</text:p>
      <text:p text:style-name="P2">Wox2 [CZ] stops looking its Library...</text:p>
      <text:p text:style-name="P2">Wox2 [CZ] puts a facedown card on top of Library from Play</text:p>
      <text:p text:style-name="P1">&lt;Wox2 [CZ]&gt; Thinking</text:p>
      <text:p text:style-name="P2">It is now the End Phase, End Of Turn Step</text:p>
      <text:p text:style-name="P1">&lt;Wox2 [CZ]&gt; End my turn</text:p>
      <text:p text:style-name="P2">It is now turn 16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taps Isochron Scepter</text:p>
      <text:p text:style-name="P2">Nico taps Island</text:p>
      <text:p text:style-name="P2">Nico taps Island</text:p>
      <text:p text:style-name="P1">&lt;Nico&gt; Ok?</text:p>
      <text:p text:style-name="P1">&lt;Wox2 [CZ]&gt; Ok</text:p>
      <text:p text:style-name="P1">&lt;Nico&gt; thanks</text:p>
      <text:p text:style-name="P1">&lt;Nico&gt; :)</text:p>
      <text:p text:style-name="P2">Nico draws a card</text:p>
      <text:p text:style-name="P1">&lt;Wox2 [CZ]&gt; :-)</text:p>
      <text:p text:style-name="P2">Nico draws a card</text:p>
      <text:p text:style-name="P2">Nico draws a card</text:p>
      <text:p text:style-name="P2">Nico plays Polluted Delta from Hand</text:p>
      <text:p text:style-name="P1">&lt;Nico&gt; End my turn</text:p>
      <text:p text:style-name="P2">It is now turn 17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Island from Hand</text:p>
      <text:p text:style-name="P2">It is now the End Phase, End Of Turn Step</text:p>
      <text:p text:style-name="P1">&lt;Wox2 [CZ]&gt; End my turn</text:p>
      <text:p text:style-name="P2">It is now turn 18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taps Island</text:p>
      <text:p text:style-name="P2">Nico taps Island</text:p>
      <text:p text:style-name="P2">Nico taps Isochron Scepter</text:p>
      <text:p text:style-name="P1">&lt;Wox2 [CZ]&gt; Ok</text:p>
      <text:p text:style-name="P1">&lt;Nico&gt; Ok?</text:p>
      <text:p text:style-name="P2">Nico draws a card</text:p>
      <text:p text:style-name="P2">Nico draws a card</text:p>
      <text:p text:style-name="P2">Nico draws a card</text:p>
      <text:p text:style-name="P2">Nico plays Mox Sapphire from Hand</text:p>
      <text:p text:style-name="P1">&lt;Nico&gt; End my turn</text:p>
      <text:p text:style-name="P2">It is now turn 19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Volcanic Island from Hand</text:p>
      <text:p text:style-name="P2">Wox2 [CZ] taps Island</text:p>
      <text:p text:style-name="P2">Wox2 [CZ] plays Mana Vault from Hand</text:p>
      <text:p text:style-name="P1">&lt;Nico&gt; Ok</text:p>
      <text:p text:style-name="P2">Wox2 [CZ] puts Mana Vault to Graveyard from Play</text:p>
      <text:p text:style-name="P2">Wox2 [CZ] taps Underground Sea</text:p>
      <text:p text:style-name="P2">Wox2 [CZ] plays Dark Ritual from Hand</text:p>
      <text:p text:style-name="P1">&lt;Nico&gt; Ok</text:p>
      <text:p text:style-name="P2">Wox2 [CZ] puts Dark Ritual to Graveyard from Play</text:p>
      <text:p text:style-name="P2">Wox2 [CZ] plays Cabal Ritual from Hand</text:p>
      <text:p text:style-name="P1">&lt;Nico&gt; Ok</text:p>
      <text:p text:style-name="P2">Wox2 [CZ] puts Cabal Ritual to Graveyard from Play</text:p>
      <text:p text:style-name="P2">Wox2 [CZ] plays Yawgmoth's Will from Hand</text:p>
      <text:p text:style-name="P2">Nico taps Polluted Delta</text:p>
      <text:p text:style-name="P2">Nico untaps Polluted Delta</text:p>
      <text:p text:style-name="P2">Nico taps Mox Sapphire</text:p>
      <text:p text:style-name="P2">Nico taps Island</text:p>
      <text:p text:style-name="P2">Nico plays Counterspell from Hand</text:p>
      <text:p text:style-name="P2">Wox2 [CZ] plays Force of Will from Hand</text:p>
      <text:p text:style-name="P2">Wox2 [CZ] puts Gifts Ungiven to RFG from Hand</text:p>
      <text:p text:style-name="P2">Wox2 [CZ]'s life total is now 12 (-1)</text:p>
      <text:p text:style-name="P2">Nico plays Force of Will from Hand</text:p>
      <text:p text:style-name="P2">Nico puts Hurkyl's Recall to RFG from Hand</text:p>
      <text:p text:style-name="P2">Nico's life total is now 18 (-1)</text:p>
      <text:p text:style-name="P1">&lt;Wox2 [CZ]&gt; Ok</text:p>
      <text:p text:style-name="P1">&lt;Wox2 [CZ]&gt; you won</text:p>
      <text:p text:style-name="P2">Nico puts Counterspell to Graveyard from Play</text:p>
      <text:p text:style-name="P2">Nico puts Force of Will to Graveyard from Play</text:p>
      <text:p text:style-name="P1">&lt;Nico&gt; g3?</text:p>
      <text:p text:style-name="P1">&lt;Wox2 [CZ]&gt; I didn´t have black mana last turn</text:p>
      <text:p text:style-name="P1">&lt;Wox2 [CZ]&gt; ok</text:p>
      <text:p text:style-name="P1">&lt;Opponent is requesting a new game&gt;</text:p>
      <text:p text:style-name="P2">Nico shuffles library</text:p>
      <text:p text:style-name="P1">&lt;Nico&gt; I am ready.</text:p>
      <text:p text:style-name="P2">Nico draws 0 cards</text:p>
      <text:p text:style-name="P2">Nico shuffles library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Wox2 [CZ]'s Security Code: 08C14F7C [Type 1.5]</text:p>
      <text:p text:style-name="P2">Nico's Security Code: 7A365AB4 [Type 1.5]</text:p>
      <text:p text:style-name="P2">It is now turn 1 (Wox2 [CZ])</text:p>
      <text:p text:style-name="P2">It is now the Beginning Phase, Untap Step</text:p>
      <text:p text:style-name="P2">Nico shuffles library</text:p>
      <text:p text:style-name="P2">Nico shuffles library</text:p>
      <text:p text:style-name="P2">Nico shuffles library</text:p>
      <text:p text:style-name="P2">Wox2 [CZ] shuffles library</text:p>
      <text:p text:style-name="P2">Nico shuffles library</text:p>
      <text:p text:style-name="P2">Wox2 [CZ] shuffles library</text:p>
      <text:p text:style-name="P2">Nico shuffles library</text:p>
      <text:p text:style-name="P2">Wox2 [CZ] shuffles library</text:p>
      <text:p text:style-name="P2">Nico draws a card</text:p>
      <text:p text:style-name="P2">Wox2 [CZ] shuffles library</text:p>
      <text:p text:style-name="P2">Nico draws a card</text:p>
      <text:p text:style-name="P2">It is now the Precombat Main Phase</text:p>
      <text:p text:style-name="P2">Nico draws a card</text:p>
      <text:p text:style-name="P2">Wox2 [CZ] draws a card</text:p>
      <text:p text:style-name="P2">Nico draws a card</text:p>
      <text:p text:style-name="P2">Wox2 [CZ] draws a card</text:p>
      <text:p text:style-name="P2">Wox2 [CZ] draws a card</text:p>
      <text:p text:style-name="P2">Wox2 [CZ] draws a card</text:p>
      <text:p text:style-name="P2">Nico draws a card</text:p>
      <text:p text:style-name="P2">Wox2 [CZ] draws a card</text:p>
      <text:p text:style-name="P2">Nico draws a card</text:p>
      <text:p text:style-name="P2">Wox2 [CZ] draws a card</text:p>
      <text:p text:style-name="P2">Nico draws a card</text:p>
      <text:p text:style-name="P2">Wox2 [CZ] draws a card</text:p>
      <text:p text:style-name="P1">&lt;Nico&gt; kp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shuffles library</text:p>
      <text:p text:style-name="P2">Wox2 [CZ] shuffles library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Wox2 [CZ]&gt; kp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It is now turn 2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puts Wasteland to Hand from Play</text:p>
      <text:p text:style-name="P2">Nico plays Island from Hand</text:p>
      <text:p text:style-name="P2">Nico taps Island</text:p>
      <text:p text:style-name="P2">Nico plays Sol Ring from Hand</text:p>
      <text:p text:style-name="P1">&lt;Wox2 [CZ]&gt; :-)</text:p>
      <text:p text:style-name="P1">&lt;Wox2 [CZ]&gt; Ok</text:p>
      <text:p text:style-name="P1">&lt;Nico&gt; Ok?</text:p>
      <text:p text:style-name="P1">&lt;Nico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4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taps Wasteland</text:p>
      <text:p text:style-name="P2">Wox2 [CZ] puts Underground Sea to Graveyard from Play</text:p>
      <text:p text:style-name="P2">Nico puts Wasteland to Graveyard from Play</text:p>
      <text:p text:style-name="P1">&lt;Nico&gt; End my turn</text:p>
      <text:p text:style-name="P2">It is now turn 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6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1">&lt;Nico&gt; Thinking</text:p>
      <text:p text:style-name="P2">Nico taps Wasteland</text:p>
      <text:p text:style-name="P2">Nico taps Island</text:p>
      <text:p text:style-name="P2">Nico plays Merchant Scroll from Hand</text:p>
      <text:p text:style-name="P1">&lt;Wox2 [CZ]&gt; Ok</text:p>
      <text:p text:style-name="P1">&lt;Nico&gt; Ok?</text:p>
      <text:p text:style-name="P2">Nico puts Merchant Scroll to Graveyard from Play</text:p>
      <text:p text:style-name="P2">Nico is looking top 50 cards of its Library...</text:p>
      <text:p text:style-name="P2">Nico puts Ancestral Recall into play from Library</text:p>
      <text:p text:style-name="P2">Nico stops looking its Library...</text:p>
      <text:p text:style-name="P2">Nico shuffles library</text:p>
      <text:p text:style-name="P2">Nico shuffles library</text:p>
      <text:p text:style-name="P2">Nico shuffles library</text:p>
      <text:p text:style-name="P2">Nico puts Ancestral Recall to Hand from Play</text:p>
      <text:p text:style-name="P1">&lt;Nico&gt; Thinking</text:p>
      <text:p text:style-name="P2">It is now turn 7 (Wox2 [CZ])</text:p>
      <text:p text:style-name="P2">It is now the Beginning Phase, Untap Step</text:p>
      <text:p text:style-name="P2">It is now turn 8 (Nico)</text:p>
      <text:p text:style-name="P2">It is now the Beginning Phase, Untap Step</text:p>
      <text:p text:style-name="P1">&lt;Nico&gt; Wait!</text:p>
      <text:p text:style-name="P2">It is now the Postcombat Main Phase</text:p>
      <text:p text:style-name="P2">Nico taps Sol Ring</text:p>
      <text:p text:style-name="P2">Nico plays Isochron Scepter from Hand</text:p>
      <text:p text:style-name="P1">&lt;Nico&gt; Ok?</text:p>
      <text:p text:style-name="P1">&lt;Wox2 [CZ]&gt; Thinking</text:p>
      <text:p text:style-name="P1">&lt;Wox2 [CZ]&gt; Ok</text:p>
      <text:p text:style-name="P2">Ancestral Recall is enchanting Isochron Scepter now</text:p>
      <text:p text:style-name="P2">Nico puts Ancestral Recall into play from Hand</text:p>
      <text:p text:style-name="P1">&lt;Nico&gt; End my turn</text:p>
      <text:p text:style-name="P2">It is now turn 9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Lotus Petal from Hand</text:p>
      <text:p text:style-name="P2">It is now the End Phase, End Of Turn Step</text:p>
      <text:p text:style-name="P1">&lt;Wox2 [CZ]&gt; End my turn</text:p>
      <text:p text:style-name="P2">It is now turn 10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taps Island</text:p>
      <text:p text:style-name="P2">Nico taps Wasteland</text:p>
      <text:p text:style-name="P2">Nico plays Hurkyl's Recall from Hand</text:p>
      <text:p text:style-name="P1">&lt;Nico&gt; Ok?</text:p>
      <text:p text:style-name="P1">&lt;Wox2 [CZ]&gt; Thinking</text:p>
      <text:p text:style-name="P1">&lt;Wox2 [CZ]&gt; targeting me?</text:p>
      <text:p text:style-name="P1">&lt;Nico&gt; yes</text:p>
      <text:p text:style-name="P2">Wox2 [CZ] puts Lotus Petal to Hand from Play</text:p>
      <text:p text:style-name="P1">&lt;Wox2 [CZ]&gt; Ok</text:p>
      <text:p text:style-name="P2">Nico puts Hurkyl's Recall to Graveyard from Play</text:p>
      <text:p text:style-name="P1">&lt;Nico&gt; Thinking</text:p>
      <text:p text:style-name="P2">Nico taps Isochron Scepter</text:p>
      <text:p text:style-name="P2">Nico taps Sol Ring</text:p>
      <text:p text:style-name="P1">&lt;Nico&gt; Ok?</text:p>
      <text:p text:style-name="P2">Wox2 [CZ] plays Misdirection from Hand</text:p>
      <text:p text:style-name="P2">Wox2 [CZ] puts Echoing Truth to RFG from Hand</text:p>
      <text:p text:style-name="P1">&lt;Nico&gt; Thinking</text:p>
      <text:p text:style-name="P1">&lt;Wox2 [CZ]&gt; I like it</text:p>
      <text:p text:style-name="P1">&lt;Nico&gt; Ok</text:p>
      <text:p text:style-name="P2">Wox2 [CZ] draws a card</text:p>
      <text:p text:style-name="P2">Wox2 [CZ] draws a card</text:p>
      <text:p text:style-name="P2">Wox2 [CZ] draws a card</text:p>
      <text:p text:style-name="P2">Wox2 [CZ] puts Misdirection to Graveyard from Play</text:p>
      <text:p text:style-name="P1">&lt;Wox2 [CZ]&gt; End your turn?</text:p>
      <text:p text:style-name="P1">&lt;Nico&gt; End my turn</text:p>
      <text:p text:style-name="P1">&lt;Wox2 [CZ]&gt; EOT</text:p>
      <text:p text:style-name="P2">Wox2 [CZ] taps Polluted Delta</text:p>
      <text:p text:style-name="P2">Wox2 [CZ] puts Polluted Delta to Graveyard from Play</text:p>
      <text:p text:style-name="P2">Wox2 [CZ]'s life total is now 19 (-1)</text:p>
      <text:p text:style-name="P2">Wox2 [CZ] is looking its Library...</text:p>
      <text:p text:style-name="P2">Wox2 [CZ] puts Island into play from Library</text:p>
      <text:p text:style-name="P2">Wox2 [CZ] shuffles library</text:p>
      <text:p text:style-name="P2">Wox2 [CZ] stops looking its Library...</text:p>
      <text:p text:style-name="P2">Wox2 [CZ] taps Island</text:p>
      <text:p text:style-name="P2">Wox2 [CZ] plays Brainstorm from Hand</text:p>
      <text:p text:style-name="P2">Wox2 [CZ] draws a card</text:p>
      <text:p text:style-name="P2">Wox2 [CZ] draws a card</text:p>
      <text:p text:style-name="P1">&lt;Nico&gt; Ok</text:p>
      <text:p text:style-name="P2">Wox2 [CZ] draws a card</text:p>
      <text:p text:style-name="P1">&lt;Wox2 [CZ]&gt; Thinking</text:p>
      <text:p text:style-name="P1">&lt;Nico&gt; i would really like one time to do an acestrall for me... :)</text:p>
      <text:p text:style-name="P1">&lt;Wox2 [CZ]&gt; :-D</text:p>
      <text:p text:style-name="P1">&lt;Wox2 [CZ]&gt; no</text:p>
      <text:p text:style-name="P1">&lt;Wox2 [CZ]&gt; why?</text:p>
      <text:p text:style-name="P2">Wox2 [CZ] puts a card on top of Library from Hand</text:p>
      <text:p text:style-name="P2">Wox2 [CZ] rearranges cards in Wox2 [CZ]'s Hand</text:p>
      <text:p text:style-name="P2">Wox2 [CZ] puts a card on top of Library from Hand</text:p>
      <text:p text:style-name="P1">&lt;Nico&gt; just to see what it looks like</text:p>
      <text:p text:style-name="P2">Wox2 [CZ] puts Brainstorm to Graveyard from Play</text:p>
      <text:p text:style-name="P2">It is now turn 11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:-D</text:p>
      <text:p text:style-name="P2">Wox2 [CZ] plays Snow-Covered Island from Hand</text:p>
      <text:p text:style-name="P2">Wox2 [CZ] plays Lotus Petal from Hand</text:p>
      <text:p text:style-name="P2">It is now the End Phase, End Of Turn Step</text:p>
      <text:p text:style-name="P1">&lt;Wox2 [CZ]&gt; End my turn</text:p>
      <text:p text:style-name="P2">It is now turn 12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Wasteland from Hand</text:p>
      <text:p text:style-name="P2">Nico taps Wasteland</text:p>
      <text:p text:style-name="P2">Nico taps Island</text:p>
      <text:p text:style-name="P2">Nico plays Merchant Scroll from Hand</text:p>
      <text:p text:style-name="P1">&lt;Nico&gt; Ok?</text:p>
      <text:p text:style-name="P1">&lt;Wox2 [CZ]&gt; Ok</text:p>
      <text:p text:style-name="P2">Nico puts Merchant Scroll to Graveyard from Play</text:p>
      <text:p text:style-name="P2">Nico is looking top 47 cards of its Library...</text:p>
      <text:p text:style-name="P2">Nico puts Force of Will into play from Library</text:p>
      <text:p text:style-name="P2">Nico stops looking its Library...</text:p>
      <text:p text:style-name="P2">Nico puts Force of Will to Hand from Play</text:p>
      <text:p text:style-name="P2">Nico taps Sol Ring</text:p>
      <text:p text:style-name="P2">Nico taps Isochron Scepter</text:p>
      <text:p text:style-name="P1">&lt;Nico&gt; Ok?</text:p>
      <text:p text:style-name="P2">Wox2 [CZ] plays Misdirection from Hand</text:p>
      <text:p text:style-name="P1">&lt;Wox2 [CZ]&gt; Thinking</text:p>
      <text:p text:style-name="P2">Nico plays Force of Will from Hand</text:p>
      <text:p text:style-name="P1">&lt;Wox2 [CZ]&gt; Thinking</text:p>
      <text:p text:style-name="P2">Nico puts Erayo, Soratami Ascendant to Graveyard from Hand</text:p>
      <text:p text:style-name="P2">Nico's life total is now 19 (-1)</text:p>
      <text:p text:style-name="P2">Wox2 [CZ] puts Force of Will to RFG from Hand</text:p>
      <text:p text:style-name="P2">Wox2 [CZ] taps Island</text:p>
      <text:p text:style-name="P2">Wox2 [CZ] taps Snow-Covered Island</text:p>
      <text:p text:style-name="P2">Wox2 [CZ] plays Mana Drain from Hand</text:p>
      <text:p text:style-name="P2">Mana Drain now has 5 (+5) counters.</text:p>
      <text:p text:style-name="P1">&lt;Nico&gt; Ok</text:p>
      <text:p text:style-name="P2">Nico puts Force of Will to Graveyard from Play</text:p>
      <text:p text:style-name="P2">Wox2 [CZ] puts Misdirection to Graveyard from Play</text:p>
      <text:p text:style-name="P2">Wox2 [CZ] draws a card</text:p>
      <text:p text:style-name="P2">Wox2 [CZ] draws a card</text:p>
      <text:p text:style-name="P2">Wox2 [CZ] draws a card</text:p>
      <text:p text:style-name="P2">Wox2 [CZ] duplicates Mana Drain</text:p>
      <text:p text:style-name="P2">Wox2 [CZ] puts Mana Drain to Graveyard from Play</text:p>
      <text:p text:style-name="P2">It is now turn 13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1">&lt;Nico&gt; i am tired of this xxx cking card</text:p>
      <text:p text:style-name="P1">&lt;Wox2 [CZ]&gt; xxx cking?</text:p>
      <text:p text:style-name="P1">&lt;Nico&gt; fucking</text:p>
      <text:p text:style-name="P1">&lt;Nico&gt; :)</text:p>
      <text:p text:style-name="P1">&lt;Wox2 [CZ]&gt; Misdirection :-)</text:p>
      <text:p text:style-name="P1">&lt;Nico&gt; but i wanted to stay polite</text:p>
      <text:p text:style-name="P1">&lt;Nico&gt; yes</text:p>
      <text:p text:style-name="P1">&lt;Wox2 [CZ]&gt; sometimes second force</text:p>
      <text:p text:style-name="P1">&lt;Wox2 [CZ]&gt; sometimes better</text:p>
      <text:p text:style-name="P1">&lt;Wox2 [CZ]&gt; recall is only time it is better</text:p>
      <text:p text:style-name="P1">&lt;Wox2 [CZ]&gt; Thinking</text:p>
      <text:p text:style-name="P1">&lt;Nico&gt; yep, i know</text:p>
      <text:p text:style-name="P2">Wox2 [CZ] taps Island</text:p>
      <text:p text:style-name="P2">Wox2 [CZ] plays Gifts Ungiven from Hand</text:p>
      <text:p text:style-name="P2">Wox2 [CZ] destroys <text:s/>duplicated Mana Drain</text:p>
      <text:p text:style-name="P1">&lt;Nico&gt; Ok</text:p>
      <text:p text:style-name="P2">Wox2 [CZ] is looking its Library...</text:p>
      <text:p text:style-name="P1">&lt;Wox2 [CZ]&gt; Thinking</text:p>
      <text:p text:style-name="P2">Wox2 [CZ] puts Demonic Tutor into play from Library</text:p>
      <text:p text:style-name="P2">Wox2 [CZ] puts Vampiric Tutor into play from Library</text:p>
      <text:p text:style-name="P2">Wox2 [CZ] puts Mana Drain into play from Library</text:p>
      <text:p text:style-name="P2">Wox2 [CZ] puts Merchant Scroll into play from Library</text:p>
      <text:p text:style-name="P2">Wox2 [CZ] shuffles library</text:p>
      <text:p text:style-name="P2">Wox2 [CZ] stops looking its Library...</text:p>
      <text:p text:style-name="P2">Nico is now the controller of Merchant Scroll</text:p>
      <text:p text:style-name="P2">Nico is now the controller of Demonic Tutor</text:p>
      <text:p text:style-name="P2">Nico is now the controller of Vampiric Tutor</text:p>
      <text:p text:style-name="P2">Nico is now the controller of Mana Drain</text:p>
      <text:p text:style-name="P1">&lt;Nico&gt; Thinking</text:p>
      <text:p text:style-name="P2">Wox2 [CZ] is now the controller of Merchant Scroll</text:p>
      <text:p text:style-name="P2">Wox2 [CZ] is now the controller of Vampiric Tutor</text:p>
      <text:p text:style-name="P2">Wox2 [CZ] is now the controller of Demonic Tutor</text:p>
      <text:p text:style-name="P2">Wox2 [CZ] is now the controller of Mana Drain</text:p>
      <text:p text:style-name="P2">Wox2 [CZ] puts Vampiric Tutor to Hand from Play</text:p>
      <text:p text:style-name="P2">Wox2 [CZ] puts Merchant Scroll to Hand from Play</text:p>
      <text:p text:style-name="P2">Wox2 [CZ] puts Mana Drain to Graveyard from Play</text:p>
      <text:p text:style-name="P2">Wox2 [CZ] puts Demonic Tutor to Graveyard from Play</text:p>
      <text:p text:style-name="P1">&lt;Wox2 [CZ]&gt; Thinking</text:p>
      <text:p text:style-name="P2">Wox2 [CZ] puts Gifts Ungiven to Graveyard from Play</text:p>
      <text:p text:style-name="P2">Wox2 [CZ] plays Volcanic Island from Hand</text:p>
      <text:p text:style-name="P2">Nico taps Wasteland</text:p>
      <text:p text:style-name="P2">Wox2 [CZ] taps Volcanic Island</text:p>
      <text:p text:style-name="P2">Wox2 [CZ] plays Hurkyl's Recall from Hand</text:p>
      <text:p text:style-name="P2">Nico puts Wasteland to Graveyard from Play</text:p>
      <text:p text:style-name="P2">Wox2 [CZ] puts Volcanic Island to Graveyard from Play</text:p>
      <text:p text:style-name="P1">&lt;Wox2 [CZ]&gt; on you</text:p>
      <text:p text:style-name="P2">Nico puts Isochron Scepter to Hand from Play</text:p>
      <text:p text:style-name="P2">Wox2 [CZ] puts Hurkyl's Recall to Graveyard from Play</text:p>
      <text:p text:style-name="P2">Wox2 [CZ] plays Merchant Scroll from Hand</text:p>
      <text:p text:style-name="P2">Wox2 [CZ] taps Snow-Covered Island</text:p>
      <text:p text:style-name="P2">Wox2 [CZ] puts Merchant Scroll to Graveyard from Play</text:p>
      <text:p text:style-name="P1">&lt;Nico&gt; Ok</text:p>
      <text:p text:style-name="P2">Wox2 [CZ] is looking its Library...</text:p>
      <text:p text:style-name="P1">&lt;Wox2 [CZ]&gt; Thinking</text:p>
      <text:p text:style-name="P1">&lt;Wox2 [CZ]&gt; sol too</text:p>
      <text:p text:style-name="P2">Nico puts Sol Ring to Hand from Play</text:p>
      <text:p text:style-name="P2">Wox2 [CZ] puts Gush into play from Library</text:p>
      <text:p text:style-name="P2">Wox2 [CZ] shuffles library</text:p>
      <text:p text:style-name="P2">Wox2 [CZ] stops looking its Library...</text:p>
      <text:p text:style-name="P2">Wox2 [CZ] puts Gush to Hand from Play</text:p>
      <text:p text:style-name="P2">It is now the End Phase, End Of Turn Step</text:p>
      <text:p text:style-name="P1">&lt;Wox2 [CZ]&gt; End my turn</text:p>
      <text:p text:style-name="P2">It is now turn 14 (Nico)</text:p>
      <text:p text:style-name="P2">It is now the Beginning Phase, Untap Step</text:p>
      <text:p text:style-name="P2">Nico untaps his/her permanents</text:p>
      <text:p text:style-name="P2">It is now the Beginning Phase, Upkeep Step</text:p>
      <text:p text:style-name="P2">It is now the Beginning Phase, Draw Step</text:p>
      <text:p text:style-name="P2">Nico draws a card</text:p>
      <text:p text:style-name="P2">It is now the Precombat Main Phase</text:p>
      <text:p text:style-name="P2">Nico plays Lotus Petal from Hand</text:p>
      <text:p text:style-name="P2">Nico taps Wasteland</text:p>
      <text:p text:style-name="P1">&lt;Wox2 [CZ]&gt; Ok</text:p>
      <text:p text:style-name="P2">Nico plays Sol Ring from Hand</text:p>
      <text:p text:style-name="P1">&lt;Wox2 [CZ]&gt; Ok</text:p>
      <text:p text:style-name="P1">&lt;Nico&gt; Thinking</text:p>
      <text:p text:style-name="P2">Nico taps Island</text:p>
      <text:p text:style-name="P2">Nico untaps Island</text:p>
      <text:p text:style-name="P1">&lt;Nico&gt; End my turn</text:p>
      <text:p text:style-name="P2">It is now turn 15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Wox2 [CZ] taps Lotus Petal</text:p>
      <text:p text:style-name="P2">Wox2 [CZ] puts Lotus Petal to Graveyard from Play</text:p>
      <text:p text:style-name="P2">Wox2 [CZ] plays Vampiric Tutor from Hand</text:p>
      <text:p text:style-name="P1">&lt;Nico&gt; Ok</text:p>
      <text:p text:style-name="P2">Wox2 [CZ] puts Vampiric Tutor to Graveyard from Play</text:p>
      <text:p text:style-name="P2">Wox2 [CZ]'s life total is now 17 (-2)</text:p>
      <text:p text:style-name="P2">Wox2 [CZ] is looking its Library...</text:p>
      <text:p text:style-name="P1">&lt;Wox2 [CZ]&gt; hmm</text:p>
      <text:p text:style-name="P1">&lt;Wox2 [CZ]&gt; top of library</text:p>
      <text:p text:style-name="P1">&lt;Wox2 [CZ]&gt; colossus</text:p>
      <text:p text:style-name="P1">&lt;Nico&gt; Ok</text:p>
      <text:p text:style-name="P1">&lt;Wox2 [CZ]&gt; mana crypt</text:p>
      <text:p text:style-name="P1">&lt;Wox2 [CZ]&gt; yawghmoth´´s Will</text:p>
      <text:p text:style-name="P2">Wox2 [CZ] plays a facedown card from Library</text:p>
      <text:p text:style-name="P2">Wox2 [CZ] shuffles library</text:p>
      <text:p text:style-name="P2">Wox2 [CZ] stops looking its Library...</text:p>
      <text:p text:style-name="P2">Wox2 [CZ] puts a facedown card on top of Library from Play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Wox2 [CZ] taps Polluted Delta</text:p>
      <text:p text:style-name="P2">Wox2 [CZ] puts Polluted Delta to Graveyard from Play</text:p>
      <text:p text:style-name="P2">Wox2 [CZ]'s life total is now 16 (-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2">Wox2 [CZ] taps Underground Sea</text:p>
      <text:p text:style-name="P2">Wox2 [CZ] plays Dark Ritual from Hand</text:p>
      <text:p text:style-name="P1">&lt;Nico&gt; Ok</text:p>
      <text:p text:style-name="P2">Wox2 [CZ] puts Dark Ritual to Graveyard from Play</text:p>
      <text:p text:style-name="P2">Wox2 [CZ] plays Cabal Ritual from Hand</text:p>
      <text:p text:style-name="P1">&lt;Nico&gt; Ok</text:p>
      <text:p text:style-name="P2">Wox2 [CZ] puts Cabal Ritual to Graveyard from Play</text:p>
      <text:p text:style-name="P2">Wox2 [CZ] taps Island</text:p>
      <text:p text:style-name="P2">Wox2 [CZ] plays Gifts Ungiven from Hand</text:p>
      <text:p text:style-name="P1">&lt;Wox2 [CZ]&gt; Ok?</text:p>
      <text:p text:style-name="P1">&lt;Nico&gt; resp</text:p>
      <text:p text:style-name="P2">Nico taps Island</text:p>
      <text:p text:style-name="P2">Nico plays Brainstorm from Hand</text:p>
      <text:p text:style-name="P1">&lt;Nico&gt; Ok?</text:p>
      <text:p text:style-name="P1">&lt;Wox2 [CZ]&gt; Ok</text:p>
      <text:p text:style-name="P2">Nico puts Brainstorm to Graveyard from Play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2">Nico taps Lotus Petal</text:p>
      <text:p text:style-name="P2">Nico plays Brainstorm from Hand</text:p>
      <text:p text:style-name="P1">&lt;Wox2 [CZ]&gt; Ok</text:p>
      <text:p text:style-name="P2">Nico puts Lotus Petal to Graveyard from Play</text:p>
      <text:p text:style-name="P2">Nico puts Brainstorm to Graveyard from Play</text:p>
      <text:p text:style-name="P2">Nico draws a card</text:p>
      <text:p text:style-name="P2">Nico draws a card</text:p>
      <text:p text:style-name="P2">Nico draws a card</text:p>
      <text:p text:style-name="P2">Nico puts a card on top of Library from Hand</text:p>
      <text:p text:style-name="P2">Nico puts a card on top of Library from Hand</text:p>
      <text:p text:style-name="P1">&lt;Nico&gt; Ok</text:p>
      <text:p text:style-name="P2">Wox2 [CZ] is looking its Library...</text:p>
      <text:p text:style-name="P2">Wox2 [CZ] puts Force of Will into play from Library</text:p>
      <text:p text:style-name="P2">Wox2 [CZ] puts Mystical Tutor into play from Library</text:p>
      <text:p text:style-name="P2">Wox2 [CZ] puts Ancestral Recall into play from Library</text:p>
      <text:p text:style-name="P1">&lt;Wox2 [CZ]&gt; Thinking</text:p>
      <text:p text:style-name="P2">Wox2 [CZ] puts Mana Crypt into play from Library</text:p>
      <text:p text:style-name="P2">Wox2 [CZ] shuffles library</text:p>
      <text:p text:style-name="P2">Wox2 [CZ] stops looking its Library...</text:p>
      <text:p text:style-name="P2">Nico is now the controller of Mana Crypt</text:p>
      <text:p text:style-name="P2">Nico is now the controller of Force of Will</text:p>
      <text:p text:style-name="P2">Nico is now the controller of Mystical Tutor</text:p>
      <text:p text:style-name="P2">Nico is now the controller of Ancestral Recall</text:p>
      <text:p text:style-name="P2">Wox2 [CZ] is now the controller of Mystical Tutor</text:p>
      <text:p text:style-name="P2">Wox2 [CZ] puts a 0/0 stormcount token into play</text:p>
      <text:p text:style-name="P2">Wox2 [CZ] is now the controller of Mana Crypt</text:p>
      <text:p text:style-name="P2">stormcount now has 1 (+1) counters.</text:p>
      <text:p text:style-name="P2">stormcount now has 2 (+1) counters.</text:p>
      <text:p text:style-name="P2">stormcount now has 3 (+1) counters.</text:p>
      <text:p text:style-name="P2">Wox2 [CZ] is now the controller of Force of Will</text:p>
      <text:p text:style-name="P2">Wox2 [CZ] is now the controller of Ancestral Recall</text:p>
      <text:p text:style-name="P2">Wox2 [CZ] puts Ancestral Recall to Graveyard from Play</text:p>
      <text:p text:style-name="P2">Wox2 [CZ] puts Force of Will to Graveyard from Play</text:p>
      <text:p text:style-name="P2">Wox2 [CZ] puts Mana Crypt to Hand from Play</text:p>
      <text:p text:style-name="P2">Wox2 [CZ] puts Mystical Tutor to Hand from Play</text:p>
      <text:p text:style-name="P2">Wox2 [CZ] puts Gifts Ungiven to Graveyard from Play</text:p>
      <text:p text:style-name="P2">Wox2 [CZ] plays Mana Crypt from Hand</text:p>
      <text:p text:style-name="P2">stormcount now has 4 (+1) counters.</text:p>
      <text:p text:style-name="P2">Wox2 [CZ] taps Mana Crypt</text:p>
      <text:p text:style-name="P2">Wox2 [CZ] plays Yawgmoth's Will from Hand</text:p>
      <text:p text:style-name="P2">stormcount now has 5 (+1) counters.</text:p>
      <text:p text:style-name="P1">&lt;Nico&gt; Ok</text:p>
      <text:p text:style-name="P2">Wox2 [CZ] puts Yawgmoth's Will to RFG from Play</text:p>
      <text:p text:style-name="P2">Wox2 [CZ] puts Lotus Petal into play from Graveyard</text:p>
      <text:p text:style-name="P2">stormcount now has 6 (+1) counters.</text:p>
      <text:p text:style-name="P2">Wox2 [CZ] puts Dark Ritual into play from Graveyard</text:p>
      <text:p text:style-name="P2">stormcount now has 7 (+1) counters.</text:p>
      <text:p text:style-name="P1">&lt;Nico&gt; Ok</text:p>
      <text:p text:style-name="P2">Wox2 [CZ] puts Dark Ritual to RFG from Play</text:p>
      <text:p text:style-name="P2">Wox2 [CZ] puts Cabal Ritual into play from Graveyard</text:p>
      <text:p text:style-name="P1">&lt;Nico&gt; Ok</text:p>
      <text:p text:style-name="P2">stormcount now has 6 (-1) counters.</text:p>
      <text:p text:style-name="P2">stormcount now has 7 (+1) counters.</text:p>
      <text:p text:style-name="P2">stormcount now has 8 (+1) counters.</text:p>
      <text:p text:style-name="P2">Wox2 [CZ] puts Cabal Ritual to RFG from Play</text:p>
      <text:p text:style-name="P2">Wox2 [CZ] puts Vampiric Tutor into play from Graveyard</text:p>
      <text:p text:style-name="P2">stormcount now has 9 (+1) counters.</text:p>
      <text:p text:style-name="P2">Wox2 [CZ]'s life total is now 14 (-2)</text:p>
      <text:p text:style-name="P2">Wox2 [CZ] is looking its Library...</text:p>
      <text:p text:style-name="P2">Wox2 [CZ] plays a facedown card from Library</text:p>
      <text:p text:style-name="P1">&lt;Nico&gt; Ok</text:p>
      <text:p text:style-name="P2">Wox2 [CZ] shuffles library</text:p>
      <text:p text:style-name="P2">Wox2 [CZ] stops looking its Library...</text:p>
      <text:p text:style-name="P2">Wox2 [CZ] puts Vampiric Tutor to RFG from Play</text:p>
      <text:p text:style-name="P2">Wox2 [CZ] puts a facedown card on top of Library from Play</text:p>
      <text:p text:style-name="P2">Wox2 [CZ] taps Snow-Covered Island</text:p>
      <text:p text:style-name="P2">Wox2 [CZ] puts Ancestral Recall into play from Graveyard</text:p>
      <text:p text:style-name="P2">stormcount now has 10 (+1) counters.</text:p>
      <text:p text:style-name="P1">&lt;Nico&gt; Ok</text:p>
      <text:p text:style-name="P2">Wox2 [CZ] puts Ancestral Recall to RFG from Play</text:p>
      <text:p text:style-name="P2">Wox2 [CZ] draws a card</text:p>
      <text:p text:style-name="P2">Wox2 [CZ] draws a card</text:p>
      <text:p text:style-name="P2">Wox2 [CZ] draws a card</text:p>
      <text:p text:style-name="P1">&lt;Nico&gt; gg</text:p>
      <text:p text:style-name="P1">&lt;Wox2 [CZ]&gt; gg</text:p>
      <text:p text:style-name="P1">&lt;Nico&gt; no mox?</text:p>
      <text:p text:style-name="P1">&lt;Nico&gt; in your deck?</text:p>
      <text:p text:style-name="P1">&lt;Wox2 [CZ]&gt; no power</text:p>
      <text:p text:style-name="P1">&lt;Wox2 [CZ]&gt; except recall</text:p>
      <text:p text:style-name="P1">&lt;Wox2 [CZ]&gt; I play with cards <text:s/>have</text:p>
      <text:p text:style-name="P1">&lt;Nico&gt; ok, that a nice challence</text:p>
      <text:p text:style-name="P1">&lt;Nico&gt; challenge</text:p>
      <text:p text:style-name="P1">&lt;Wox2 [CZ]&gt; I find one gifts</text:p>
      <text:p text:style-name="P1">&lt;Wox2 [CZ]&gt; with only lotus</text:p>
      <text:p text:style-name="P1">&lt;Nico&gt; last one, quickly</text:p>
      <text:p text:style-name="P1">&lt;Wox2 [CZ]&gt; and I changed them a bit</text:p>
      <text:p text:style-name="P1">&lt;Wox2 [CZ]&gt; four Dark Rituals are bad</text:p>
      <text:p text:style-name="P1">&lt;Wox2 [CZ]&gt; one cabal is so good</text:p>
      <text:p text:style-name="P1">&lt;Nico&gt; a last one?</text:p>
      <text:p text:style-name="P1">&lt;Wox2 [CZ]&gt; ok</text:p>
      <text:p text:style-name="P1">&lt;Opponent is requesting a new game&gt;</text:p>
      <text:p text:style-name="P2">Nico shuffles library</text:p>
      <text:p text:style-name="P1">&lt;Nico&gt; I am ready.</text:p>
      <text:p text:style-name="P2">Nico draws 0 cards</text:p>
      <text:p text:style-name="P2">Nico shuffles library</text:p>
      <text:p text:style-name="P2">Nico shuffles library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Wox2 [CZ]'s Security Code: 08C14F7C [Type 1.5]</text:p>
      <text:p text:style-name="P2">Nico's Security Code: 7A365AB4 [Type 1.5]</text:p>
      <text:p text:style-name="P2">It is now turn 1 (Nico)</text:p>
      <text:p text:style-name="P2">It is now the Beginning Phase, Untap Step</text:p>
      <text:p text:style-name="P2">It is now turn 2 (Nico)</text:p>
      <text:p text:style-name="P2">It is now the Beginning Phase, Untap Step</text:p>
      <text:p text:style-name="P1">&lt;Opponent is requesting a new game&gt;</text:p>
      <text:p text:style-name="P2">Nico shuffles library</text:p>
      <text:p text:style-name="P1">&lt;Nico&gt; I am ready.</text:p>
      <text:p text:style-name="P2">Nico draws 0 cards</text:p>
      <text:p text:style-name="P2">Nico shuffles library</text:p>
      <text:p text:style-name="P3"><text:span text:style-name="T1">shuffles libr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23T20:13:36</meta:creation-date>
    <dc:date>2007-05-23T20:14:22</dc:dat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9" meta:paragraph-count="1490" meta:word-count="8834" meta:character-count="46043"/>
  </office:meta>
</office:document-meta>
</file>